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5.2.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irst/second child male/female not survived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female/adult crew no ??? male/female child crew yes/n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rvived</text:p>
          </table:table-cell>
          <table:table-cell office:value-type="float" office:value="711" calcext:value-type="float">
            <text:p>711</text:p>
          </table:table-cell>
          <table:table-cell table:style-name="ce1" table:formula="of:=711/2201" office:value-type="percentage" office:value="0.323034984098137" calcext:value-type="percentage">
            <text:p>32.3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male, first 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.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ensitity, measures the proportion of positives that are correctly identifi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cificy, meastures the proportion of negatives that are correctly ident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1:02:22.0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6T10:17:43.005000000</meta:creation-date>
    <dc:date>2021-03-03T11:48:03.401000000</dc:date>
    <meta:editing-duration>PT2H52M24S</meta:editing-duration>
    <meta:editing-cycles>5</meta:editing-cycles>
    <meta:generator>LibreOffice/6.3.4.2$Windows_X86_64 LibreOffice_project/60da17e045e08f1793c57c00ba83cdfce946d0aa</meta:generator>
    <meta:document-statistic meta:table-count="1" meta:cell-count="27" meta:object-count="0"/>
  </office:meta>
</office:document-meta>
</file>